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05E0000005E1A71344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420e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420e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0000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0000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800080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svg:stroke-width="0cm" draw:fill-color="#800080" draw:shadow="hidden" dr3d:vertical-segments="68" dr3d:close-front="true" dr3d:close-back="true"/>
    </style:style>
    <style:style style:name="gr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0000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cm" draw:fill-color="#0000ff" draw:shadow="hidden" dr3d:vertical-segments="68" dr3d:close-front="true" dr3d:close-back="true"/>
    </style:style>
    <style:style style:name="gr1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00ff00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svg:stroke-width="0cm" draw:fill-color="#00ff00" draw:shadow="hidden" dr3d:vertical-segments="68" dr3d:close-front="true" dr3d:close-back="true"/>
    </style:style>
    <style:style style:name="gr1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ff00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svg:stroke-width="0cm" draw:fill-color="#ffff00" draw:shadow="hidden" dr3d:vertical-segments="68" dr3d:close-front="true" dr3d:close-back="true"/>
    </style:style>
    <style:style style:name="gr1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950e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svg:stroke-width="0cm" draw:fill-color="#ff950e" draw:shadow="hidden" dr3d:vertical-segments="68" dr3d:close-front="true" dr3d:close-back="true"/>
    </style:style>
    <style:style style:name="gr17" style:family="graphic" style:parent-style-name="standard">
      <style:graphic-properties draw:stroke="none" svg:stroke-width="0cm" draw:fill-color="#ff0000" draw:shadow="hidden" dr3d:vertical-segments="68" dr3d:close-front="true" dr3d:close-back="true"/>
    </style:style>
    <style:style style:name="gr18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cfe7f5" draw:fill-gradient-name="Gradient_20_7" draw:gradient-step-count="0" draw:fill-hatch-name="Hatch_20_1" draw:fill-hatch-solid="false" draw:fill-image-name="Orang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cfe7f5" draw:gradient-step-count="0" draw:fill-hatch-solid="false" draw:fill-image-name="Orang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0.8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</office:automatic-styles>
  <office:body>
    <office:drawing>
      <draw:page draw:name="page1" draw:style-name="dp1" draw:master-page-name="Default">
        <dr3d:scene draw:style-name="gr1" svg:width="8.999cm" svg:height="3.001cm" svg:x="-12cm" svg:y="11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8.016cm" svg:height="2.729cm" svg:x="-11.517cm" svg:y="7.7cm" dr3d:transform="matrix (1 0 0 0 0.962779354623475 0.270288575990189 0 -0.270288575990189 0.962779354623475 0cm 17.810635429064cm 4.97958162380882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6.992cm" svg:height="2.609cm" svg:x="-10.993cm" svg:y="5.705cm" dr3d:transform="matrix (1 0 0 0 0.969265615994296 0.246016596292197 0 -0.246016596292197 0.969265615994296 0cm 17.92917409694cm 4.50677031588885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6.009cm" svg:height="2.568cm" svg:x="-10.501cm" svg:y="3.814cm" dr3d:transform="matrix (0.999295387997478 -0.00193278793985617 -0.0374832210161923 0.0103562836422937 0.974102916024732 0.225867785178043 0.0360759603626783 -0.226096822894294 0.973436567918535 0.190951729538953cm 18.0178947055825cm 4.11152970281089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4.989cm" svg:height="2.125cm" svg:x="-10.028cm" svg:y="2.224cm" dr3d:transform="matrix (0.998975567412424 -0.00507779314435379 -0.0449670071253096 0.0105605789071201 0.992406652689612 0.12254595003731 0.0440032940377307 -0.12289528759958 0.991443623409645 0.195123307848472cm 18.354684413449cm 2.22840051960508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3.99cm" svg:height="2.174cm" svg:x="-9.63cm" svg:y="0.4cm" dr3d:transform="matrix (0.999293675452677 0.00514831739791031 0.0372242532262225 -0.0101571473569858 0.990704601748604 0.135651112902584 -0.0361798639832716 -0.135933391416942 0.990057134987694 -0.187921030374387cm 18.3245495822797cm 2.45487034663654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7.001cm" svg:height="2.335cm" svg:x="-2.001cm" svg:y="7.635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6.224cm" svg:height="2.077cm" svg:x="-1.612cm" svg:y="6.337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5.447cm" svg:height="1.812cm" svg:x="-1.224cm" svg:y="5.046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4.668cm" svg:height="1.556cm" svg:x="-0.834cm" svg:y="4.135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3.89cm" svg:height="1.299cm" svg:x="-0.445cm" svg:y="3.226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3.112cm" svg:height="1.035cm" svg:x="-0.056cm" svg:y="2.58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9.012cm" svg:height="2.001cm" svg:x="-8.012cm" svg:y="26.499cm" dr3d:transform="matrix (1 0 0 0 0.939692620785931 0.342020143325607 0 -0.342020143325607 0.939692620785931 0cm 25.5596392853773cm 9.30294789845651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8700 4500 3000" svg:d="m0-28700v3000h4500v-3000z"/>
        </dr3d:scene>
        <dr3d:scene draw:style-name="gr1" svg:width="8.2cm" svg:height="2cm" svg:x="-7.706cm" svg:y="24.928cm" dr3d:transform="matrix (1 0 0 0 0.939692620785931 0.342020143325607 0 -0.342020143325607 0.939692620785931 0cm 22.5526228988623cm 8.20848343981456cm)" dr3d:vrp="(0 0 31628.5714285714)" dr3d:vpn="(0 0 23428.5714285714)" dr3d:projection="perspective" dr3d:distance="8.2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5500 4100 3000" svg:d="m0-25500v3000h4100v-3000z"/>
        </dr3d:scene>
        <dr3d:scene draw:style-name="gr1" svg:width="7.4cm" svg:height="2cm" svg:x="-7.407cm" svg:y="23.533cm" dr3d:transform="matrix (1 0 0 0 0.939692620785931 0.342020143325607 0 -0.342020143325607 0.939692620785931 0cm 19.5456065123474cm 7.11401898117262cm)" dr3d:vrp="(0 0 28542.8571428571)" dr3d:vpn="(0 0 21142.8571428571)" dr3d:projection="perspective" dr3d:distance="7.4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2300 3700 3000" svg:d="m0-22300v3000h3700v-3000z"/>
        </dr3d:scene>
        <dr3d:scene draw:style-name="gr1" svg:width="6.6cm" svg:height="2cm" svg:x="-7.006cm" svg:y="22.319cm" dr3d:transform="matrix (1 0 0 0 0.939692620785931 0.342020143325607 0 -0.342020143325607 0.939692620785931 0cm 16.5385901258324cm 6.01955452253068cm)" dr3d:vrp="(0 0 25457.1428571429)" dr3d:vpn="(0 0 18857.1428571429)" dr3d:projection="perspective" dr3d:distance="6.6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9100 3300 3000" svg:d="m0-19100v3000h3300v-3000z"/>
        </dr3d:scene>
        <dr3d:scene draw:style-name="gr3" svg:width="5.8cm" svg:height="2.003cm" svg:x="-6.606cm" svg:y="20.751cm" dr3d:transform="matrix (1 0 0 0 0.939692620785931 0.342020143325607 0 -0.342020143325607 0.939692620785931 0cm 13.5315737393174cm 4.92509006388874cm)" dr3d:vrp="(0 0 22371.4285714286)" dr3d:vpn="(0 0 16571.4285714286)" dr3d:projection="perspective" dr3d:distance="5.8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5900 2900 3000" svg:d="m0-15900v3000h2900v-3000z"/>
        </dr3d:scene>
        <dr3d:scene draw:style-name="gr5" svg:width="5cm" svg:height="2cm" svg:x="-6.207cm" svg:y="19.433cm" dr3d:transform="matrix (1 0 0 0 0.939692620785931 0.342020143325607 0 -0.342020143325607 0.939692620785931 0cm 10.5245573528024cm 3.8306256052468cm)" dr3d:vrp="(0 0 19285.7142857143)" dr3d:vpn="(0 0 14285.7142857143)" dr3d:projection="perspective" dr3d:distance="5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12700 2500 3000" svg:d="m0-12700v3000h2500v-3000z"/>
        </dr3d:scene>
        <dr3d:scene draw:style-name="gr1" svg:width="8.999cm" svg:height="3.001cm" svg:x="-12.5cm" svg:y="24.9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8cm" svg:height="3cm" svg:x="-11.999cm" svg:y="23.101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7cm" svg:height="3cm" svg:x="-11.498cm" svg:y="21.102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6cm" svg:height="3cm" svg:x="-10.997cm" svg:y="19.303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5cm" svg:height="3cm" svg:x="-10.496cm" svg:y="17.504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1" svg:width="4cm" svg:height="3cm" svg:x="-9.995cm" svg:y="15.705cm" dr3d:transform="matrix (1 0 0 0 0.939692620785931 0.342020143325607 0 -0.342020143325607 0.939692620785931 0cm 17.3843134845397cm 6.32737265152373cm)" dr3d:vrp="(0 0 34714.2857142857)" dr3d:vpn="(0 0 25714.2857142857)" dr3d:projection="perspective" dr3d:distance="9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20000 4500 3000" svg:d="m0-20000v3000h4500v-3000z"/>
        </dr3d:scene>
        <dr3d:scene draw:style-name="gr7" svg:width="7cm" svg:height="2.003cm" svg:x="11cm" svg:y="13.499cm" dr3d:transform="matrix (1 0 0 0 0.939692620785931 0.342020143325607 0 -0.342020143325607 0.939692620785931 0cm 13.6260128477064cm 4.95946308829296cm)" dr3d:vrp="(0 0 27004.8571428571)" dr3d:vpn="(0 0 20002.8571428571)" dr3d:projection="perspective" dr3d:distance="7.0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15501 3501 2001" svg:d="m333-13500-31-2-31-5-31-9-29-13-29-15-28-17-26-21-24-22-22-24-21-26-17-28-15-29-13-29-9-31-5-31-2-31v-1334l2-31 5-31 9-31 13-30 15-28 17-28 21-26 22-25 24-22 26-20 28-18 29-15 29-12 31-9 31-6 31-2h2834l31 2 31 6 31 9 30 12 28 15 28 18 26 20 25 22 22 25 20 26 18 28 15 28 12 30 9 31 6 31 2 31v1334l-2 31-6 31-9 31-12 29-15 29-18 28-20 26-22 24-25 22-26 21-28 17-28 15-30 13-31 9-31 5-31 2z"/>
        </dr3d:scene>
        <dr3d:scene draw:style-name="gr9" svg:width="6.4cm" svg:height="2.002cm" svg:x="11.301cm" svg:y="12.299cm" dr3d:transform="matrix (1 0 0 0 0.939692620785931 0.342020143325607 0 -0.342020143325607 0.939692620785931 0cm 12.4993213953841cm 4.54938093644556cm)" dr3d:vrp="(0 0 24690.5714285714)" dr3d:vpn="(0 0 18288.5714285714)" dr3d:projection="perspective" dr3d:distance="6.4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14302 3201 2001" svg:d="m333-12301-31-2-31-5-31-9-29-13-29-15-28-17-26-21-24-22-22-24-21-26-17-28-15-29-13-29-9-31-5-31-2-31v-1334l2-31 5-31 9-31 13-30 15-28 17-28 21-26 22-25 24-22 26-20 28-18 29-15 29-12 31-9 31-6 31-2h2534l31 2 31 6 31 9 30 12 28 15 28 18 26 20 25 22 22 25 20 26 18 28 15 28 12 30 9 31 6 31 2 31v1334l-2 31-6 31-9 31-12 29-15 29-18 28-20 26-22 24-25 22-26 21-28 17-28 15-30 13-31 9-31 5-31 2z"/>
        </dr3d:scene>
        <dr3d:scene draw:style-name="gr11" svg:width="5.8cm" svg:height="2.002cm" svg:x="11.602cm" svg:y="10.9cm" dr3d:transform="matrix (1 0 0 0 0.939692620785931 0.342020143325607 0 -0.342020143325607 0.939692620785931 0cm 11.1846914189045cm 4.07089475593304cm)" dr3d:vrp="(0 0 22376.2857142857)" dr3d:vpn="(0 0 16574.2857142857)" dr3d:projection="perspective" dr3d:distance="5.8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12903 2901 2001" svg:d="m333-10902-31-2-31-5-31-9-29-13-29-15-28-17-26-21-24-22-22-24-21-26-17-28-15-29-13-29-9-31-5-31-2-31v-1334l2-31 5-31 9-31 13-30 15-28 17-28 21-26 22-25 24-22 26-20 28-18 29-15 29-12 31-9 31-6 31-2h2234l31 2 31 6 31 9 30 12 28 15 28 18 26 20 25 22 22 25 20 26 18 28 15 28 12 30 9 31 6 31 2 31v1334l-2 31-6 31-9 31-12 29-15 29-18 28-20 26-22 24-25 22-26 21-28 17-28 15-30 13-31 9-31 5-31 2z"/>
        </dr3d:scene>
        <dr3d:scene draw:style-name="gr13" svg:width="5.2cm" svg:height="2.001cm" svg:x="11.903cm" svg:y="9.602cm" dr3d:transform="matrix (1 0 0 0 0.939692620785931 0.342020143325607 0 -0.342020143325607 0.939692620785931 0cm 9.96403070450362cm 3.62661058975307cm)" dr3d:vrp="(0 0 20062)" dr3d:vpn="(0 0 14860)" dr3d:projection="perspective" dr3d:distance="5.2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11604 2601 2001" svg:d="m333-9603-31-2-31-5-31-9-29-13-29-15-28-17-26-21-24-22-22-24-21-26-17-28-15-29-13-29-9-31-5-31-2-31v-1334l2-31 5-31 9-31 13-30 15-28 17-28 21-26 22-25 24-22 26-20 28-18 29-15 29-12 31-9 31-6 31-2h1934l31 2 31 6 31 9 30 12 28 15 28 18 26 20 25 22 22 25 20 26 18 28 15 28 12 30 9 31 6 31 2 31v1334l-2 31-6 31-9 31-12 29-15 29-18 28-20 26-22 24-25 22-26 21-28 17-28 15-30 13-31 9-31 5-31 2z"/>
        </dr3d:scene>
        <dr3d:scene draw:style-name="gr15" svg:width="4.6cm" svg:height="2.002cm" svg:x="12.204cm" svg:y="8.502cm" dr3d:transform="matrix (1 0 0 0 0.939692620785931 0.342020143325607 0 -0.342020143325607 0.939692620785931 0cm 8.93130851425988cm 3.25073045223823cm)" dr3d:vrp="(0 0 17747.7142857143)" dr3d:vpn="(0 0 13145.7142857143)" dr3d:projection="perspective" dr3d:distance="4.6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10505 2301 2001" svg:d="m333-8504-31-2-31-5-31-9-29-13-29-15-28-17-26-21-24-22-22-24-21-26-17-28-15-29-13-29-9-31-5-31-2-31v-1334l2-31 5-31 9-31 13-30 15-28 17-28 21-26 22-25 24-22 26-20 28-18 29-15 29-12 31-9 31-6 31-2h1634l31 2 31 6 31 9 30 12 28 15 28 18 26 20 25 22 22 25 20 26 18 28 15 28 12 30 9 31 6 31 2 31v1334l-2 31-6 31-9 31-12 29-15 29-18 28-20 26-22 24-25 22-26 21-28 17-28 15-30 13-31 9-31 5-31 2z"/>
        </dr3d:scene>
        <dr3d:scene draw:style-name="gr5" svg:width="4cm" svg:height="2.005cm" svg:x="12.505cm" svg:y="7.104cm" dr3d:transform="matrix (1 0 0 0 0.939692620785931 0.342020143325607 0 -0.342020143325607 0.939692620785931 0cm 7.61667853778036cm 2.77224427172571cm)" dr3d:vrp="(0 0 15433.4285714286)" dr3d:vpn="(0 0 11431.4285714286)" dr3d:projection="perspective" dr3d:distance="4.0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7" draw:layer="layout" svg:viewBox="0 -9106 2001 2001" svg:d="m333-7105-31-2-31-5-31-9-29-13-29-15-28-17-26-21-24-22-22-24-21-26-17-28-15-29-13-29-9-31-5-31-2-31v-1334l2-31 5-31 9-31 13-30 15-28 17-28 21-26 22-25 24-22 26-20 28-18 29-15 29-12 31-9 31-6 31-2h1334l31 2 31 6 31 9 30 12 28 15 28 18 26 20 25 22 22 25 20 26 18 28 15 28 12 30 9 31 6 31 2 31v1334l-2 31-6 31-9 31-12 29-15 29-18 28-20 26-22 24-25 22-26 21-28 17-28 15-30 13-31 9-31 5-31 2z"/>
        </dr3d:scene>
        <dr3d:scene draw:style-name="gr18" svg:width="23.74cm" svg:height="1.802cm" svg:x="-4cm" svg:y="14.5cm" dr3d:transform="matrix (1 0 0 0 0.939692620785931 0.342020143325607 0 -0.342020143325607 0.939692620785931 -8.5005cm 15.1042385257926cm 3.45640026703545cm)" dr3d:vrp="(0 0 69557.1428571429)" dr3d:vpn="(0 0 65717.1428571429)" dr3d:projection="perspective" dr3d:distance="3.8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9" draw:layer="layout" svg:viewBox="-3000 -15751 23001 751" svg:d="m-2875-15000-12-1-11-2-12-3-11-5-11-5-10-7-10-7-9-9-9-9-7-10-7-10-5-11-5-11-3-12-2-11-1-12v-500l1-12 2-12 3-11 5-11 5-11 7-11 7-9 9-10 9-8 10-8 10-6 11-6 11-5 12-3 11-2 12-1h22750l12 1 12 2 11 3 11 5 11 6 11 6 9 8 10 8 8 10 8 9 6 11 6 11 5 11 3 11 2 12 1 12v500l-1 12-2 11-3 12-5 11-6 11-6 10-8 10-8 9-10 9-9 7-11 7-11 5-11 5-11 3-12 2-12 1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Orange" xlink:href="Pictures/100000000000005E0000005E1A71344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9M53S</meta:editing-duration>
    <meta:editing-cycles>7</meta:editing-cycles>
    <meta:generator>OpenOffice/4.0.1$Win32 OpenOffice.org_project/401m5$Build-9714</meta:generator>
    <dc:date>2014-05-22T23:33:18.95</dc:date>
    <meta:document-statistic meta:object-count="62"/>
  </office:meta>
</office:document-meta>
</file>